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textarea-horizontal-align="center" draw:textarea-vertical-align="middle" fo:padding-top="0.087cm" fo:padding-bottom="0.087cm" fo:padding-left="0.212cm" fo:padding-right="0.212cm"/>
    </style:style>
    <style:style style:name="gr2" style:family="graphic" style:parent-style-name="standard">
      <style:graphic-properties svg:stroke-width="0cm" draw:marker-start-width="0.279cm" draw:marker-end-width="0.279cm" draw:textarea-horizontal-align="center" draw:textarea-vertical-align="middle" fo:padding-top="0.087cm" fo:padding-bottom="0.087cm" fo:padding-left="0.212cm" fo:padding-right="0.212cm"/>
    </style:style>
    <style:style style:name="gr3" style:family="graphic" style:parent-style-name="standard">
      <style:graphic-properties svg:stroke-width="0cm" draw:marker-start-width="0.279cm" draw:marker-end-width="0.279cm" draw:fill="none" draw:textarea-horizontal-align="justify" draw:textarea-vertical-align="middle" draw:auto-grow-height="false" fo:min-height="0cm" fo:min-width="0cm" fo:padding-top="0.087cm" fo:padding-bottom="0.087cm" fo:padding-left="0.212cm" fo:padding-right="0.212cm" draw:shadow="hidden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svg:stroke-width="0cm" draw:marker-end="Arrow" draw:marker-end-width="0.102cm" draw:textarea-horizontal-align="center" draw:textarea-vertical-align="middle" fo:padding-top="0.087cm" fo:padding-bottom="0.087cm" fo:padding-left="0.212cm" fo:padding-right="0.212cm"/>
    </style:style>
    <style:style style:name="gr6" style:family="graphic" style:parent-style-name="standard">
      <style:graphic-properties svg:stroke-width="0cm" draw:marker-start-width="0.279cm" draw:marker-end="Arrow" draw:marker-end-width="0.102cm" draw:textarea-horizontal-align="center" draw:textarea-vertical-align="middle" fo:padding-top="0.087cm" fo:padding-bottom="0.087cm" fo:padding-left="0.212cm" fo:padding-right="0.212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243cm" svg:y1="3.563cm" svg:x2="8.666cm" svg:y2="3.563cm">
          <text:p/>
        </draw:line>
        <draw:line draw:style-name="gr2" draw:text-style-name="P1" draw:layer="layout" svg:x1="1.28cm" svg:y1="0.782cm" svg:x2="1.28cm" svg:y2="3.545cm">
          <text:p/>
        </draw:line>
        <draw:g>
          <draw:path draw:style-name="gr3" draw:text-style-name="P1" draw:layer="layout" svg:width="1.018cm" svg:height="0.42cm" svg:x="0.771cm" svg:y="1.564cm" svg:viewBox="0 0 1019 421" svg:d="m0 421v-334c0-44 84-87 170-87h679c85 0 170 43 170 87v334">
            <text:p/>
          </draw:path>
          <draw:path draw:style-name="gr3" draw:text-style-name="P1" draw:layer="layout" svg:width="-0.169cm" svg:height="-0.086cm" svg:x="1.96cm" svg:y="2.072cm" svg:viewBox="0 0 -170 -87" svg:d="m170-4057c0-44-85-87-170-87">
            <text:p/>
          </draw:path>
          <draw:path draw:style-name="gr3" draw:text-style-name="P1" draw:layer="layout" svg:width="-0.169cm" svg:height="-0.086cm" svg:x="0.769cm" svg:y="2.072cm" svg:viewBox="0 0 -170 -87" svg:d="m170-4144c-85 0-170 43-170 87">
            <text:p/>
          </draw:path>
        </draw:g>
        <draw:frame draw:style-name="gr4" draw:id="id1" draw:layer="layout" svg:width="2.641cm" svg:height="0.529cm" svg:x="2.851cm" svg:y="0.44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g draw:id="id2">
          <draw:path draw:style-name="gr3" draw:text-style-name="P1" draw:layer="layout" svg:width="1.018cm" svg:height="0.42cm" svg:x="2.061cm" svg:y="1.564cm" svg:viewBox="0 0 1019 421" svg:d="m0 421v-334c0-44 84-87 170-87h679c85 0 170 43 170 87v334">
            <text:p/>
          </draw:path>
          <draw:path draw:style-name="gr3" draw:text-style-name="P1" draw:layer="layout" svg:width="-0.169cm" svg:height="-0.086cm" svg:x="3.25cm" svg:y="2.072cm" svg:viewBox="0 0 -170 -87" svg:d="m170-4057c0-44-85-87-170-87">
            <text:p/>
          </draw:path>
          <draw:path draw:style-name="gr3" draw:text-style-name="P1" draw:layer="layout" svg:width="-0.169cm" svg:height="-0.086cm" svg:x="2.059cm" svg:y="2.072cm" svg:viewBox="0 0 -170 -87" svg:d="m170-4144c-85 0-170 43-170 87">
            <text:p/>
          </draw:path>
        </draw:g>
        <draw:g>
          <draw:path draw:style-name="gr3" draw:text-style-name="P1" draw:layer="layout" svg:width="1.018cm" svg:height="0.42cm" svg:x="3.372cm" svg:y="1.564cm" svg:viewBox="0 0 1019 421" svg:d="m0 421v-334c0-44 84-87 170-87h679c85 0 170 43 170 87v334">
            <text:p/>
          </draw:path>
          <draw:path draw:style-name="gr3" draw:text-style-name="P1" draw:layer="layout" svg:width="-0.169cm" svg:height="-0.086cm" svg:x="4.561cm" svg:y="2.072cm" svg:viewBox="0 0 -170 -87" svg:d="m170-4057c0-44-85-87-170-87">
            <text:p/>
          </draw:path>
          <draw:path draw:style-name="gr3" draw:text-style-name="P1" draw:layer="layout" svg:width="-0.169cm" svg:height="-0.086cm" svg:x="3.37cm" svg:y="2.072cm" svg:viewBox="0 0 -170 -87" svg:d="m170-4144c-85 0-170 43-170 87">
            <text:p/>
          </draw:path>
        </draw:g>
        <draw:g>
          <draw:path draw:style-name="gr3" draw:text-style-name="P1" draw:layer="layout" svg:width="1.018cm" svg:height="0.42cm" svg:x="4.703cm" svg:y="1.564cm" svg:viewBox="0 0 1019 421" svg:d="m0 421v-334c0-44 84-87 170-87h679c85 0 170 43 170 87v334">
            <text:p/>
          </draw:path>
          <draw:path draw:style-name="gr3" draw:text-style-name="P1" draw:layer="layout" svg:width="-0.169cm" svg:height="-0.086cm" svg:x="5.892cm" svg:y="2.072cm" svg:viewBox="0 0 -170 -87" svg:d="m170-4057c0-44-85-87-170-87">
            <text:p/>
          </draw:path>
          <draw:path draw:style-name="gr3" draw:text-style-name="P1" draw:layer="layout" svg:width="-0.169cm" svg:height="-0.086cm" svg:x="4.701cm" svg:y="2.072cm" svg:viewBox="0 0 -170 -87" svg:d="m170-4144c-85 0-170 43-170 87">
            <text:p/>
          </draw:path>
        </draw:g>
        <draw:g>
          <draw:path draw:style-name="gr3" draw:text-style-name="P1" draw:layer="layout" svg:width="1.018cm" svg:height="0.42cm" svg:x="6.034cm" svg:y="1.564cm" svg:viewBox="0 0 1019 421" svg:d="m0 421v-334c0-44 84-87 170-87h679c85 0 170 43 170 87v334">
            <text:p/>
          </draw:path>
          <draw:path draw:style-name="gr3" draw:text-style-name="P1" draw:layer="layout" svg:width="-0.169cm" svg:height="-0.086cm" svg:x="7.223cm" svg:y="2.072cm" svg:viewBox="0 0 -170 -87" svg:d="m170-4057c0-44-85-87-170-87">
            <text:p/>
          </draw:path>
          <draw:path draw:style-name="gr3" draw:text-style-name="P1" draw:layer="layout" svg:width="-0.169cm" svg:height="-0.086cm" svg:x="6.032cm" svg:y="2.072cm" svg:viewBox="0 0 -170 -87" svg:d="m170-4144c-85 0-170 43-170 87">
            <text:p/>
          </draw:path>
        </draw:g>
        <draw:g>
          <draw:path draw:style-name="gr3" draw:text-style-name="P1" draw:layer="layout" svg:width="1.018cm" svg:height="0.42cm" svg:x="7.365cm" svg:y="1.564cm" svg:viewBox="0 0 1019 421" svg:d="m0 421v-334c0-44 84-87 170-87h679c85 0 170 43 170 87v334">
            <text:p/>
          </draw:path>
          <draw:path draw:style-name="gr3" draw:text-style-name="P1" draw:layer="layout" svg:width="-0.169cm" svg:height="-0.086cm" svg:x="8.554cm" svg:y="2.072cm" svg:viewBox="0 0 -170 -87" svg:d="m170-4057c0-44-85-87-170-87">
            <text:p/>
          </draw:path>
          <draw:path draw:style-name="gr3" draw:text-style-name="P1" draw:layer="layout" svg:width="-0.169cm" svg:height="-0.086cm" svg:x="7.363cm" svg:y="2.072cm" svg:viewBox="0 0 -170 -87" svg:d="m170-4144c-85 0-170 43-170 87">
            <text:p/>
          </draw:path>
        </draw:g>
        <draw:frame draw:style-name="gr4" draw:id="id3" draw:layer="layout" svg:width="2.619cm" svg:height="0.588cm" svg:x="2.893cm" svg:y="2.73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onnector draw:style-name="gr5" draw:text-style-name="P1" draw:layer="layout" draw:type="curve" svg:x1="2.851cm" svg:y1="0.711cm" svg:x2="2.569cm" svg:y2="1.564cm" draw:start-shape="id1" draw:start-glue-point="3" draw:end-shape="id2" draw:end-glue-point="0" svg:d="m2851 711c-188 0-282 284-282 853">
          <text:p/>
        </draw:connector>
        <draw:connector draw:style-name="gr6" draw:text-style-name="P1" draw:layer="layout" draw:type="curve" svg:x1="2.893cm" svg:y1="3.026cm" svg:x2="2.003cm" svg:y2="2.138cm" draw:start-shape="id3" draw:start-glue-point="3" svg:d="m2893 3026c-1042 0-598-888-890-8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e</math:mi>
          <math:mi>k</math:mi>
        </math:msub>
        <math:mo math:stretchy="false">=</math:mo>
        <math:mn>4</math:mn>
      </math:mrow>
      <math:mo math:stretchy="false">ω</math:mo>
      <math:mi>N</math:mi>
      <math:mi>A</math:mi>
      <math:mi>B</math:mi>
    </math:mrow>
    <math:annotation math:encoding="StarMath 5.0">e_k = 4 %omega N A B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i>k</math:mi>
          <math:mi>'</math:mi>
        </math:msubsup>
        <math:mo math:stretchy="false">=</math:mo>
        <math:mn>3</math:mn>
      </math:mrow>
      <math:mo math:stretchy="false">ω</math:mo>
      <math:mi>N</math:mi>
      <math:mi>A</math:mi>
      <math:mi>B</math:mi>
    </math:mrow>
    <math:annotation math:encoding="StarMath 5.0">e^{'}_k = 3 %omega N A B</math:annotation>
  </math:semantics>
</math:math>
</file>